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楷体_GB2312" svg:font-family="楷体_GB2312" style:font-family-generic="moder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1"/>
    </style:style>
    <style:style style:name="P2" style:family="paragraph" style:parent-style-name="Preformatted_20_Text">
      <style:paragraph-properties fo:line-height="150%"/>
      <style:text-properties style:font-name="Times New Roman1" officeooo:rsid="0018f594" officeooo:paragraph-rsid="002a769a" style:font-name-asian="宋体1"/>
    </style:style>
    <style:style style:name="P3" style:family="paragraph" style:parent-style-name="Preformatted_20_Text">
      <style:paragraph-properties fo:line-height="150%"/>
      <style:text-properties style:font-name="Times New Roman1" officeooo:rsid="0018f594" officeooo:paragraph-rsid="0042fbdc" style:font-name-asian="宋体1"/>
    </style:style>
    <style:style style:name="P4" style:family="paragraph" style:parent-style-name="Preformatted_20_Text">
      <style:paragraph-properties fo:line-height="150%"/>
      <style:text-properties style:font-name="Times New Roman1" officeooo:rsid="0018f594" officeooo:paragraph-rsid="004acb14" style:font-name-asian="宋体1"/>
    </style:style>
    <style:style style:name="P5" style:family="paragraph" style:parent-style-name="Preformatted_20_Text">
      <style:paragraph-properties fo:line-height="150%"/>
      <style:text-properties style:font-name="Times New Roman1" officeooo:rsid="0018f594" officeooo:paragraph-rsid="00db9ff9" style:font-name-asian="宋体1"/>
    </style:style>
    <style:style style:name="P6" style:family="paragraph" style:parent-style-name="Preformatted_20_Text">
      <style:paragraph-properties fo:line-height="150%"/>
      <style:text-properties style:font-name="Times New Roman1" officeooo:paragraph-rsid="0018f594" style:font-name-asian="宋体1"/>
    </style:style>
    <style:style style:name="P7" style:family="paragraph" style:parent-style-name="Preformatted_20_Text">
      <style:paragraph-properties fo:line-height="150%"/>
      <style:text-properties style:font-name="Times New Roman1" officeooo:rsid="00222d47" officeooo:paragraph-rsid="00222d47" style:font-name-asian="宋体1"/>
    </style:style>
    <style:style style:name="P8" style:family="paragraph" style:parent-style-name="Preformatted_20_Text">
      <style:paragraph-properties fo:line-height="150%"/>
      <style:text-properties style:font-name="Times New Roman1" officeooo:rsid="00222d47" officeooo:paragraph-rsid="00561d0c" style:font-name-asian="宋体1"/>
    </style:style>
    <style:style style:name="P9" style:family="paragraph" style:parent-style-name="Preformatted_20_Text">
      <style:paragraph-properties fo:line-height="150%"/>
      <style:text-properties style:font-name="Times New Roman1" officeooo:rsid="00222d47" officeooo:paragraph-rsid="0059f79b" style:font-name-asian="宋体1"/>
    </style:style>
    <style:style style:name="P10" style:family="paragraph" style:parent-style-name="Preformatted_20_Text">
      <style:paragraph-properties fo:line-height="150%"/>
      <style:text-properties style:font-name="Times New Roman1" officeooo:rsid="00222d47" officeooo:paragraph-rsid="005cb4bf" style:font-name-asian="宋体1"/>
    </style:style>
    <style:style style:name="P11" style:family="paragraph" style:parent-style-name="Preformatted_20_Text">
      <style:paragraph-properties fo:line-height="150%"/>
      <style:text-properties style:font-name="Times New Roman1" officeooo:rsid="00222d47" officeooo:paragraph-rsid="0084c232" style:font-name-asian="宋体1"/>
    </style:style>
    <style:style style:name="P12" style:family="paragraph" style:parent-style-name="Preformatted_20_Text">
      <style:paragraph-properties fo:line-height="150%"/>
      <style:text-properties style:font-name="Times New Roman1" officeooo:rsid="00222d47" officeooo:paragraph-rsid="00886541" style:font-name-asian="宋体1"/>
    </style:style>
    <style:style style:name="P13" style:family="paragraph" style:parent-style-name="Preformatted_20_Text">
      <style:paragraph-properties fo:line-height="150%"/>
      <style:text-properties style:font-name="Times New Roman1" officeooo:rsid="00222d47" officeooo:paragraph-rsid="008cc6ad" style:font-name-asian="宋体1"/>
    </style:style>
    <style:style style:name="P14" style:family="paragraph" style:parent-style-name="Preformatted_20_Text">
      <style:paragraph-properties fo:line-height="150%"/>
      <style:text-properties style:font-name="Times New Roman1" officeooo:rsid="00222d47" officeooo:paragraph-rsid="00967fc5" style:font-name-asian="宋体1"/>
    </style:style>
    <style:style style:name="P15" style:family="paragraph" style:parent-style-name="Preformatted_20_Text">
      <style:paragraph-properties fo:line-height="150%"/>
      <style:text-properties style:font-name="Times New Roman1" officeooo:rsid="00222d47" officeooo:paragraph-rsid="009bdaf1" style:font-name-asian="宋体1"/>
    </style:style>
    <style:style style:name="P16" style:family="paragraph" style:parent-style-name="Preformatted_20_Text">
      <style:paragraph-properties fo:line-height="150%"/>
      <style:text-properties style:font-name="Times New Roman1" officeooo:rsid="00222d47" officeooo:paragraph-rsid="009d7086" style:font-name-asian="宋体1"/>
    </style:style>
    <style:style style:name="P17" style:family="paragraph" style:parent-style-name="Preformatted_20_Text">
      <style:paragraph-properties fo:line-height="150%"/>
      <style:text-properties style:font-name="Times New Roman1" officeooo:rsid="00222d47" officeooo:paragraph-rsid="00a35bf2" style:font-name-asian="宋体1"/>
    </style:style>
    <style:style style:name="P18" style:family="paragraph" style:parent-style-name="Preformatted_20_Text">
      <style:paragraph-properties fo:line-height="150%"/>
      <style:text-properties style:font-name="Times New Roman1" officeooo:rsid="00222d47" officeooo:paragraph-rsid="00a431cd" style:font-name-asian="宋体1"/>
    </style:style>
    <style:style style:name="P19" style:family="paragraph" style:parent-style-name="Preformatted_20_Text">
      <style:paragraph-properties fo:line-height="150%"/>
      <style:text-properties style:font-name="Times New Roman1" officeooo:rsid="00222d47" officeooo:paragraph-rsid="00ab12e7" style:font-name-asian="宋体1"/>
    </style:style>
    <style:style style:name="P20" style:family="paragraph" style:parent-style-name="Preformatted_20_Text">
      <style:paragraph-properties fo:line-height="150%"/>
      <style:text-properties style:font-name="Times New Roman1" officeooo:rsid="00222d47" officeooo:paragraph-rsid="00b1223d" style:font-name-asian="宋体1"/>
    </style:style>
    <style:style style:name="P21" style:family="paragraph" style:parent-style-name="Preformatted_20_Text">
      <style:paragraph-properties fo:line-height="150%"/>
      <style:text-properties style:font-name="Times New Roman1" officeooo:rsid="00230689" officeooo:paragraph-rsid="00230689" style:font-name-asian="宋体1"/>
    </style:style>
    <style:style style:name="P22" style:family="paragraph" style:parent-style-name="Preformatted_20_Text">
      <style:paragraph-properties fo:line-height="150%"/>
      <style:text-properties style:font-name="Times New Roman1" officeooo:rsid="001f119f" officeooo:paragraph-rsid="00407e08" style:font-name-asian="宋体1"/>
    </style:style>
    <style:style style:name="P23" style:family="paragraph" style:parent-style-name="Preformatted_20_Text">
      <style:paragraph-properties fo:line-height="150%"/>
      <style:text-properties style:font-name="Times New Roman1" officeooo:rsid="00268458" officeooo:paragraph-rsid="00268458" style:font-name-asian="宋体1"/>
    </style:style>
    <style:style style:name="P24" style:family="paragraph" style:parent-style-name="Preformatted_20_Text">
      <style:paragraph-properties fo:line-height="150%"/>
      <style:text-properties style:font-name="Times New Roman1" officeooo:rsid="00268458" officeooo:paragraph-rsid="00c65009" style:font-name-asian="宋体1"/>
    </style:style>
    <style:style style:name="P25" style:family="paragraph" style:parent-style-name="Preformatted_20_Text">
      <style:paragraph-properties fo:line-height="150%"/>
      <style:text-properties style:font-name="Times New Roman1" officeooo:rsid="0027af14" officeooo:paragraph-rsid="00cce25f" style:font-name-asian="宋体1"/>
    </style:style>
    <style:style style:name="P26" style:family="paragraph" style:parent-style-name="Preformatted_20_Text">
      <style:paragraph-properties fo:line-height="150%"/>
      <style:text-properties style:font-name="Times New Roman1" officeooo:rsid="0027af14" officeooo:paragraph-rsid="00db9ff9" style:font-name-asian="宋体1"/>
    </style:style>
    <style:style style:name="P27" style:family="paragraph" style:parent-style-name="Preformatted_20_Text">
      <style:paragraph-properties fo:line-height="150%"/>
      <style:text-properties style:font-name="Times New Roman1" officeooo:rsid="0027af14" officeooo:paragraph-rsid="00dc3c91" style:font-name-asian="宋体1"/>
    </style:style>
    <style:style style:name="P28" style:family="paragraph" style:parent-style-name="Preformatted_20_Text">
      <style:paragraph-properties fo:line-height="150%"/>
      <style:text-properties style:font-name="Times New Roman1" officeooo:rsid="0027af14" officeooo:paragraph-rsid="0027af14" style:font-name-asian="宋体1"/>
    </style:style>
    <style:style style:name="P29" style:family="paragraph" style:parent-style-name="Preformatted_20_Text">
      <style:paragraph-properties fo:line-height="150%"/>
      <style:text-properties style:font-name="Times New Roman1" officeooo:rsid="0027af14" officeooo:paragraph-rsid="00dcd418" style:font-name-asian="宋体1"/>
    </style:style>
    <style:style style:name="P30" style:family="paragraph" style:parent-style-name="Preformatted_20_Text">
      <style:paragraph-properties fo:line-height="150%"/>
      <style:text-properties style:font-name="Times New Roman1" officeooo:rsid="0027af14" officeooo:paragraph-rsid="00de0d28" style:font-name-asian="宋体1"/>
    </style:style>
    <style:style style:name="P31" style:family="paragraph" style:parent-style-name="Preformatted_20_Text">
      <style:paragraph-properties fo:line-height="150%"/>
      <style:text-properties style:font-name="Times New Roman1" officeooo:rsid="0027af14" officeooo:paragraph-rsid="00df8778" style:font-name-asian="宋体1"/>
    </style:style>
    <style:style style:name="P32" style:family="paragraph" style:parent-style-name="Preformatted_20_Text">
      <style:paragraph-properties fo:line-height="150%"/>
      <style:text-properties style:font-name="Times New Roman1" officeooo:rsid="00298271" officeooo:paragraph-rsid="00298271" style:font-name-asian="宋体1"/>
    </style:style>
    <style:style style:name="P33" style:family="paragraph" style:parent-style-name="Preformatted_20_Text">
      <style:paragraph-properties fo:line-height="150%"/>
      <style:text-properties style:font-name="Times New Roman1" officeooo:rsid="004f1475" officeooo:paragraph-rsid="00d168ac" style:font-name-asian="宋体1"/>
    </style:style>
    <style:style style:name="P34" style:family="paragraph" style:parent-style-name="Preformatted_20_Text">
      <style:paragraph-properties fo:line-height="150%"/>
      <style:text-properties style:font-name="Times New Roman1" officeooo:rsid="00075d88" officeooo:paragraph-rsid="00db9ff9" style:font-name-asian="宋体1"/>
    </style:style>
    <style:style style:name="P35" style:family="paragraph" style:parent-style-name="Preformatted_20_Text">
      <style:paragraph-properties fo:line-height="150%"/>
      <style:text-properties style:font-name="Times New Roman1" officeooo:rsid="00075d88" officeooo:paragraph-rsid="00e44126" style:font-name-asian="宋体1"/>
    </style:style>
    <style:style style:name="P36" style:family="paragraph" style:parent-style-name="Preformatted_20_Text">
      <style:paragraph-properties fo:line-height="150%"/>
      <style:text-properties style:font-name="Times New Roman1" officeooo:rsid="00075d88" officeooo:paragraph-rsid="00eb3db1" style:font-name-asian="宋体1"/>
    </style:style>
    <style:style style:name="P37" style:family="paragraph" style:parent-style-name="Preformatted_20_Text">
      <style:paragraph-properties fo:line-height="150%"/>
      <style:text-properties style:font-name="Times New Roman1" officeooo:rsid="001fa513" officeooo:paragraph-rsid="010078c8" style:font-name-asian="宋体1"/>
    </style:style>
    <style:style style:name="P38" style:family="paragraph" style:parent-style-name="Preformatted_20_Text">
      <style:paragraph-properties fo:line-height="150%"/>
      <style:text-properties style:font-name="Times New Roman1" officeooo:rsid="001fa513" officeooo:paragraph-rsid="01052a35" style:font-name-asian="宋体1"/>
    </style:style>
    <style:style style:name="P39" style:family="paragraph" style:parent-style-name="Preformatted_20_Text">
      <style:paragraph-properties fo:line-height="150%"/>
      <style:text-properties style:font-name="Times New Roman1" officeooo:rsid="0020c616" officeooo:paragraph-rsid="010003c9" style:font-name-asian="宋体1"/>
    </style:style>
    <style:style style:name="P40"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41" style:family="paragraph" style:parent-style-name="Preformatted_20_Text">
      <style:paragraph-properties fo:line-height="150%"/>
      <style:text-properties style:font-name="Times New Roman1" fo:font-weight="bold" officeooo:rsid="0018f594" officeooo:paragraph-rsid="00249f8d" style:font-name-asian="宋体1" style:font-weight-asian="bold" style:font-weight-complex="bold"/>
    </style:style>
    <style:style style:name="P42" style:family="paragraph" style:parent-style-name="Preformatted_20_Text">
      <style:paragraph-properties fo:line-height="150%"/>
      <style:text-properties style:font-name="Times New Roman1" fo:font-weight="bold" officeooo:rsid="0018f594" officeooo:paragraph-rsid="00298271" style:font-name-asian="宋体1" style:font-weight-asian="bold" style:font-weight-complex="bold"/>
    </style:style>
    <style:style style:name="P43" style:family="paragraph" style:parent-style-name="Preformatted_20_Text">
      <style:paragraph-properties fo:line-height="150%"/>
      <style:text-properties style:font-name="Times New Roman1" fo:font-weight="bold" officeooo:rsid="0018f594" officeooo:paragraph-rsid="00222d47" style:font-name-asian="宋体1" style:font-weight-asian="bold" style:font-weight-complex="bold"/>
    </style:style>
    <style:style style:name="P44" style:family="paragraph" style:parent-style-name="Preformatted_20_Text">
      <style:paragraph-properties fo:line-height="150%"/>
      <style:text-properties style:font-name="Times New Roman1" fo:font-weight="bold" officeooo:rsid="0018f594" officeooo:paragraph-rsid="00f26e73" style:font-name-asian="宋体1" style:font-weight-asian="bold" style:font-weight-complex="bold"/>
    </style:style>
    <style:style style:name="P45" style:family="paragraph" style:parent-style-name="Preformatted_20_Text">
      <style:paragraph-properties fo:line-height="150%"/>
      <style:text-properties style:font-name="Times New Roman1" officeooo:rsid="0018f594" officeooo:paragraph-rsid="00481391" fo:background-color="#ffff00" style:font-name-asian="宋体1"/>
    </style:style>
    <style:style style:name="P46" style:family="paragraph" style:parent-style-name="Preformatted_20_Text">
      <style:paragraph-properties fo:line-height="150%"/>
      <style:text-properties style:font-name="Times New Roman1" officeooo:rsid="001f119f" officeooo:paragraph-rsid="002b13fd" fo:background-color="#ffff00" style:font-name-asian="宋体1"/>
    </style:style>
    <style:style style:name="P47"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1"/>
    </style:style>
    <style:style style:name="P48"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1"/>
    </style:style>
    <style:style style:name="P49"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1" style:font-weight-asian="normal" style:font-weight-complex="normal"/>
    </style:style>
    <style:style style:name="P50" style:family="paragraph" style:parent-style-name="Preformatted_20_Text">
      <style:paragraph-properties fo:line-height="150%"/>
      <style:text-properties style:font-name="Times New Roman1" fo:font-weight="normal" officeooo:rsid="0018f594" officeooo:paragraph-rsid="00222d47" style:font-name-asian="宋体1" style:font-weight-asian="normal" style:font-weight-complex="normal"/>
    </style:style>
    <style:style style:name="P51" style:family="paragraph" style:parent-style-name="Preformatted_20_Text">
      <style:paragraph-properties fo:line-height="150%"/>
      <style:text-properties style:font-name="Times New Roman1" fo:font-weight="normal" officeooo:rsid="0018f594" officeooo:paragraph-rsid="007f995c" style:font-name-asian="宋体1" style:font-weight-asian="normal" style:font-weight-complex="normal"/>
    </style:style>
    <style:style style:name="P52" style:family="paragraph" style:parent-style-name="Preformatted_20_Text">
      <style:paragraph-properties fo:line-height="150%"/>
      <style:text-properties style:font-name="Times New Roman1" fo:font-weight="normal" officeooo:rsid="00561d0c" officeooo:paragraph-rsid="007f995c" style:font-name-asian="宋体1" style:font-weight-asian="normal" style:font-weight-complex="normal"/>
    </style:style>
    <style:style style:name="P53" style:family="paragraph" style:parent-style-name="Preformatted_20_Text">
      <style:paragraph-properties fo:line-height="150%"/>
      <style:text-properties style:font-name="Times New Roman1" fo:font-weight="normal" officeooo:rsid="0097ea95" officeooo:paragraph-rsid="0097ea95" style:font-name-asian="宋体1" style:font-weight-asian="normal" style:font-weight-complex="normal"/>
    </style:style>
    <style:style style:name="P54" style:family="paragraph" style:parent-style-name="Preformatted_20_Text">
      <style:paragraph-properties fo:line-height="150%"/>
      <style:text-properties style:font-name="Times New Roman1" fo:font-weight="normal" officeooo:rsid="0003c926" officeooo:paragraph-rsid="00db9ff9" style:font-name-asian="宋体1" style:font-weight-asian="normal" style:font-weight-complex="normal"/>
    </style:style>
    <style:style style:name="P55" style:family="paragraph" style:parent-style-name="Preformatted_20_Text">
      <style:paragraph-properties fo:line-height="150%"/>
      <style:text-properties style:font-name="Times New Roman1" fo:font-size="10pt" officeooo:rsid="00de0d28" officeooo:paragraph-rsid="00f26e73" style:font-name-asian="宋体1" style:font-size-asian="10pt" style:font-name-complex="FreeSans2" style:font-size-complex="10pt"/>
    </style:style>
    <style:style style:name="P56" style:family="paragraph" style:parent-style-name="Preformatted_20_Text">
      <style:paragraph-properties fo:line-height="150%"/>
      <style:text-properties style:font-name="Times New Roman1" fo:font-size="10pt" officeooo:rsid="00de0d28" officeooo:paragraph-rsid="00f5f492" style:font-name-asian="宋体1" style:font-size-asian="10pt" style:font-name-complex="FreeSans2" style:font-size-complex="10pt"/>
    </style:style>
    <style:style style:name="P57" style:family="paragraph" style:parent-style-name="Preformatted_20_Text">
      <style:paragraph-properties fo:line-height="150%"/>
      <style:text-properties style:font-name="Times New Roman1" fo:font-size="10pt" officeooo:rsid="00de0d28" officeooo:paragraph-rsid="00f762f3" style:font-name-asian="宋体1" style:font-size-asian="10pt" style:font-name-complex="FreeSans2" style:font-size-complex="10pt"/>
    </style:style>
    <style:style style:name="P58" style:family="paragraph" style:parent-style-name="Preformatted_20_Text">
      <style:paragraph-properties fo:line-height="150%"/>
      <style:text-properties style:font-name="Times New Roman1" fo:font-size="10pt" officeooo:rsid="00f762f3" officeooo:paragraph-rsid="00f762f3" style:font-name-asian="宋体1" style:font-size-asian="10pt" style:font-name-complex="FreeSans2" style:font-size-complex="10pt" style:font-weight-complex="bold"/>
    </style:style>
    <style:style style:name="P59" style:family="paragraph" style:parent-style-name="Preformatted_20_Text">
      <style:paragraph-properties fo:line-height="150%"/>
      <style:text-properties fo:color="#ff0000" style:font-name="Times New Roman1" officeooo:rsid="00268458" officeooo:paragraph-rsid="00268458" style:font-name-asian="宋体1"/>
    </style:style>
    <style:style style:name="P60" style:family="paragraph" style:parent-style-name="Preformatted_20_Text">
      <style:paragraph-properties fo:line-height="150%"/>
      <style:text-properties officeooo:paragraph-rsid="00db9ff9"/>
    </style:style>
    <style:style style:name="P61" style:family="paragraph" style:parent-style-name="Preformatted_20_Text">
      <style:paragraph-properties fo:line-height="150%"/>
      <style:text-properties style:use-window-font-color="true" style:font-name="Times New Roman1" officeooo:rsid="001fa513" officeooo:paragraph-rsid="001fa513" style:font-name-asian="宋体1"/>
    </style:style>
    <style:style style:name="P62" style:family="paragraph" style:parent-style-name="Standard">
      <style:text-properties style:font-name="Times New Roman1" fo:font-size="10pt" officeooo:rsid="0027af14" officeooo:paragraph-rsid="00e36d44" style:font-name-asian="宋体1" style:font-size-asian="10pt" style:font-name-complex="FreeSans2" style:font-size-complex="10pt"/>
    </style:style>
    <style:style style:name="P63" style:family="paragraph" style:parent-style-name="Standard">
      <style:paragraph-properties fo:line-height="150%"/>
      <style:text-properties style:font-name="Times New Roman1" fo:font-size="10pt" officeooo:rsid="0027af14" officeooo:paragraph-rsid="00e36d44" style:font-name-asian="宋体1" style:font-size-asian="10pt" style:font-name-complex="FreeSans2" style:font-size-complex="10pt"/>
    </style:style>
    <style:style style:name="P64" style:family="paragraph" style:parent-style-name="Standard">
      <style:text-properties style:font-name="Times New Roman1" fo:font-size="10pt" officeooo:rsid="0027af14" officeooo:paragraph-rsid="00e8a08a" style:font-name-asian="宋体1" style:font-size-asian="10pt" style:font-name-complex="FreeSans2" style:font-size-complex="10pt"/>
    </style:style>
    <style:style style:name="P65" style:family="paragraph" style:parent-style-name="Preformatted_20_Text">
      <style:paragraph-properties fo:line-height="150%"/>
      <style:text-properties style:use-window-font-color="true" style:font-name="Times New Roman1" officeooo:rsid="004f1475" officeooo:paragraph-rsid="00febf7a" style:font-name-asian="宋体1"/>
    </style:style>
    <style:style style:name="P66"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1"/>
    </style:style>
    <style:style style:name="P67"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1"/>
    </style:style>
    <style:style style:name="P68" style:family="paragraph" style:parent-style-name="Preformatted_20_Text">
      <style:paragraph-properties fo:line-height="150%"/>
      <style:text-properties style:font-name="Times New Roman1" officeooo:rsid="00de0d28" officeooo:paragraph-rsid="00de0d28" style:font-name-asian="宋体1"/>
    </style:style>
    <style:style style:name="P69" style:family="paragraph" style:parent-style-name="Preformatted_20_Text">
      <style:paragraph-properties fo:line-height="150%"/>
      <style:text-properties style:font-name="Times New Roman1" officeooo:rsid="00de0d28" officeooo:paragraph-rsid="00df8778" style:font-name-asian="宋体1"/>
    </style:style>
    <style:style style:name="P70" style:family="paragraph" style:parent-style-name="Preformatted_20_Text">
      <style:paragraph-properties fo:line-height="150%"/>
      <style:text-properties style:font-name="Times New Roman1" officeooo:rsid="00298271" officeooo:paragraph-rsid="01094d83" style:font-name-asian="宋体1"/>
    </style:style>
    <style:style style:name="P71" style:family="paragraph" style:parent-style-name="Preformatted_20_Text">
      <style:paragraph-properties fo:line-height="150%"/>
      <style:text-properties style:font-name="Times New Roman1" officeooo:rsid="00298271" officeooo:paragraph-rsid="0110d805" style:font-name-asian="宋体1"/>
    </style:style>
    <style:style style:name="P72" style:family="paragraph" style:parent-style-name="Preformatted_20_Text">
      <style:paragraph-properties fo:line-height="150%"/>
      <style:text-properties style:font-name="Times New Roman1" officeooo:rsid="00298271" officeooo:paragraph-rsid="0112239d" style:font-name-asian="宋体1"/>
    </style:style>
    <style:style style:name="P73" style:family="paragraph" style:parent-style-name="Preformatted_20_Text">
      <style:paragraph-properties fo:line-height="150%"/>
      <style:text-properties style:font-name="Times New Roman1" officeooo:rsid="00298271" officeooo:paragraph-rsid="0117f778" style:font-name-asian="宋体1"/>
    </style:style>
    <style:style style:name="P74" style:family="paragraph" style:parent-style-name="Preformatted_20_Text">
      <style:paragraph-properties fo:line-height="150%"/>
      <style:text-properties style:font-name="Times New Roman1" officeooo:rsid="00298271" officeooo:paragraph-rsid="0118a97b" style:font-name-asian="宋体1"/>
    </style:style>
    <style:style style:name="P75" style:family="paragraph" style:parent-style-name="Preformatted_20_Text">
      <style:paragraph-properties fo:line-height="150%"/>
      <style:text-properties style:font-name="Times New Roman1" fo:font-size="10pt" officeooo:rsid="00fb6a50" officeooo:paragraph-rsid="00fb6a50" style:font-name-asian="宋体1" style:font-size-asian="10pt" style:font-name-complex="FreeSans2" style:font-size-complex="10pt" style:font-weight-complex="bold"/>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officeooo:rsid="0027af14"/>
    </style:style>
    <style:style style:name="T10" style:family="text">
      <style:text-properties officeooo:rsid="002aa651"/>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1f119f" fo:background-color="#ffff00"/>
    </style:style>
    <style:style style:name="T24" style:family="text">
      <style:text-properties officeooo:rsid="004246d5" fo:background-color="#ffff00"/>
    </style:style>
    <style:style style:name="T25" style:family="text">
      <style:text-properties officeooo:rsid="0044f8cb"/>
    </style:style>
    <style:style style:name="T26" style:family="text">
      <style:text-properties officeooo:rsid="004acb14"/>
    </style:style>
    <style:style style:name="T27" style:family="text">
      <style:text-properties officeooo:rsid="004ce45c"/>
    </style:style>
    <style:style style:name="T28" style:family="text">
      <style:text-properties fo:color="#ff0000"/>
    </style:style>
    <style:style style:name="T29" style:family="text">
      <style:text-properties fo:color="#ff0000" officeooo:rsid="011025f8"/>
    </style:style>
    <style:style style:name="T30" style:family="text">
      <style:text-properties officeooo:rsid="004f1475"/>
    </style:style>
    <style:style style:name="T31" style:family="text">
      <style:text-properties officeooo:rsid="0052d771"/>
    </style:style>
    <style:style style:name="T32" style:family="text">
      <style:text-properties officeooo:rsid="0053d263"/>
    </style:style>
    <style:style style:name="T33" style:family="text">
      <style:text-properties officeooo:rsid="00551dc4"/>
    </style:style>
    <style:style style:name="T34" style:family="text">
      <style:text-properties officeooo:rsid="00561d0c"/>
    </style:style>
    <style:style style:name="T35" style:family="text">
      <style:text-properties officeooo:rsid="005854d3"/>
    </style:style>
    <style:style style:name="T36" style:family="text">
      <style:text-properties officeooo:rsid="00588f0e"/>
    </style:style>
    <style:style style:name="T37" style:family="text">
      <style:text-properties officeooo:rsid="0059f79b"/>
    </style:style>
    <style:style style:name="T38" style:family="text">
      <style:text-properties officeooo:rsid="005b1d45"/>
    </style:style>
    <style:style style:name="T39" style:family="text">
      <style:text-properties officeooo:rsid="005c6823"/>
    </style:style>
    <style:style style:name="T40" style:family="text">
      <style:text-properties officeooo:rsid="005eba8e"/>
    </style:style>
    <style:style style:name="T41" style:family="text">
      <style:text-properties officeooo:rsid="00625dfb"/>
    </style:style>
    <style:style style:name="T42" style:family="text">
      <style:text-properties officeooo:rsid="006601b5"/>
    </style:style>
    <style:style style:name="T43" style:family="text">
      <style:text-properties officeooo:rsid="0068cbf0"/>
    </style:style>
    <style:style style:name="T44" style:family="text">
      <style:text-properties officeooo:rsid="006ddc34"/>
    </style:style>
    <style:style style:name="T45" style:family="text">
      <style:text-properties fo:font-weight="normal" style:font-weight-asian="normal" style:font-weight-complex="normal"/>
    </style:style>
    <style:style style:name="T46" style:family="text">
      <style:text-properties fo:font-weight="normal" officeooo:rsid="00561d0c" style:font-weight-asian="normal" style:font-weight-complex="normal"/>
    </style:style>
    <style:style style:name="T47" style:family="text">
      <style:text-properties fo:font-weight="normal" officeooo:rsid="0095e8a8" style:font-weight-asian="normal" style:font-weight-complex="normal"/>
    </style:style>
    <style:style style:name="T48" style:family="text">
      <style:text-properties fo:font-weight="normal" officeooo:rsid="00967fc5" style:font-weight-asian="normal" style:font-weight-complex="normal"/>
    </style:style>
    <style:style style:name="T49" style:family="text">
      <style:text-properties fo:font-weight="normal" officeooo:rsid="0097ea95" style:font-weight-asian="normal" style:font-weight-complex="normal"/>
    </style:style>
    <style:style style:name="T50" style:family="text">
      <style:text-properties fo:font-weight="normal" officeooo:rsid="009d7086" style:font-weight-asian="normal" style:font-weight-complex="normal"/>
    </style:style>
    <style:style style:name="T51" style:family="text">
      <style:text-properties fo:font-weight="normal" officeooo:rsid="009ef287" style:font-weight-asian="normal" style:font-weight-complex="normal"/>
    </style:style>
    <style:style style:name="T52" style:family="text">
      <style:text-properties fo:font-weight="normal" officeooo:rsid="00a0e164" style:font-weight-asian="normal" style:font-weight-complex="normal"/>
    </style:style>
    <style:style style:name="T53" style:family="text">
      <style:text-properties fo:font-weight="normal" officeooo:rsid="00a431cd" style:font-weight-asian="normal" style:font-weight-complex="normal"/>
    </style:style>
    <style:style style:name="T54" style:family="text">
      <style:text-properties fo:font-weight="normal" officeooo:rsid="00a5c788" style:font-weight-asian="normal" style:font-weight-complex="normal"/>
    </style:style>
    <style:style style:name="T55" style:family="text">
      <style:text-properties fo:font-weight="normal" officeooo:rsid="00298271" style:font-weight-asian="normal" style:font-weight-complex="normal"/>
    </style:style>
    <style:style style:name="T56" style:family="text">
      <style:text-properties officeooo:rsid="0078998a"/>
    </style:style>
    <style:style style:name="T57" style:family="text">
      <style:text-properties officeooo:rsid="007bfc0b"/>
    </style:style>
    <style:style style:name="T58" style:family="text">
      <style:text-properties officeooo:rsid="00222d47"/>
    </style:style>
    <style:style style:name="T59" style:family="text">
      <style:text-properties officeooo:rsid="0086c38e"/>
    </style:style>
    <style:style style:name="T60" style:family="text">
      <style:text-properties officeooo:rsid="00886541"/>
    </style:style>
    <style:style style:name="T61" style:family="text">
      <style:text-properties officeooo:rsid="00894b38"/>
    </style:style>
    <style:style style:name="T62" style:family="text">
      <style:text-properties officeooo:rsid="008b27fd"/>
    </style:style>
    <style:style style:name="T63" style:family="text">
      <style:text-properties officeooo:rsid="008cc6ad"/>
    </style:style>
    <style:style style:name="T64" style:family="text">
      <style:text-properties officeooo:rsid="008fcaa8"/>
    </style:style>
    <style:style style:name="T65" style:family="text">
      <style:text-properties officeooo:rsid="0091257d"/>
    </style:style>
    <style:style style:name="T66" style:family="text">
      <style:text-properties officeooo:rsid="0095afd3"/>
    </style:style>
    <style:style style:name="T67" style:family="text">
      <style:text-properties officeooo:rsid="0095e8a8"/>
    </style:style>
    <style:style style:name="T68" style:family="text">
      <style:text-properties officeooo:rsid="009abc55"/>
    </style:style>
    <style:style style:name="T69" style:family="text">
      <style:text-properties officeooo:rsid="009bdaf1"/>
    </style:style>
    <style:style style:name="T70" style:family="text">
      <style:text-properties officeooo:rsid="00a0e164"/>
    </style:style>
    <style:style style:name="T71" style:family="text">
      <style:text-properties officeooo:rsid="00a35bf2"/>
    </style:style>
    <style:style style:name="T72" style:family="text">
      <style:text-properties officeooo:rsid="00a431cd"/>
    </style:style>
    <style:style style:name="T73" style:family="text">
      <style:text-properties officeooo:rsid="00a77e0f"/>
    </style:style>
    <style:style style:name="T74" style:family="text">
      <style:text-properties officeooo:rsid="00ab12e7"/>
    </style:style>
    <style:style style:name="T75" style:family="text">
      <style:text-properties officeooo:rsid="00ab13d3"/>
    </style:style>
    <style:style style:name="T76" style:family="text">
      <style:text-properties officeooo:rsid="00b09b96"/>
    </style:style>
    <style:style style:name="T77" style:family="text">
      <style:text-properties style:use-window-font-color="true"/>
    </style:style>
    <style:style style:name="T78" style:family="text">
      <style:text-properties style:use-window-font-color="true" officeooo:rsid="00bef5de"/>
    </style:style>
    <style:style style:name="T79" style:family="text">
      <style:text-properties style:use-window-font-color="true" officeooo:rsid="00bf8bb9"/>
    </style:style>
    <style:style style:name="T80" style:family="text">
      <style:text-properties style:use-window-font-color="true" officeooo:rsid="00c65009"/>
    </style:style>
    <style:style style:name="T81" style:family="text">
      <style:text-properties style:use-window-font-color="true" officeooo:rsid="004f1475"/>
    </style:style>
    <style:style style:name="T82" style:family="text">
      <style:text-properties style:use-window-font-color="true" officeooo:rsid="00b3b473"/>
    </style:style>
    <style:style style:name="T83" style:family="text">
      <style:text-properties style:use-window-font-color="true" officeooo:rsid="0106b661"/>
    </style:style>
    <style:style style:name="T84" style:family="text">
      <style:text-properties officeooo:rsid="00c11e94"/>
    </style:style>
    <style:style style:name="T85" style:family="text">
      <style:text-properties officeooo:rsid="00c37dfa"/>
    </style:style>
    <style:style style:name="T86" style:family="text">
      <style:text-properties officeooo:rsid="00c3f2e6"/>
    </style:style>
    <style:style style:name="T87" style:family="text">
      <style:text-properties officeooo:rsid="00ca4042"/>
    </style:style>
    <style:style style:name="T88" style:family="text">
      <style:text-properties officeooo:rsid="00cf0639"/>
    </style:style>
    <style:style style:name="T89" style:family="text">
      <style:text-properties officeooo:rsid="00075d88"/>
    </style:style>
    <style:style style:name="T90" style:family="text">
      <style:text-properties officeooo:rsid="00015f8f"/>
    </style:style>
    <style:style style:name="T91" style:family="text">
      <style:text-properties officeooo:rsid="000f3b22"/>
    </style:style>
    <style:style style:name="T92" style:family="text">
      <style:text-properties officeooo:rsid="00086b20"/>
    </style:style>
    <style:style style:name="T93" style:family="text">
      <style:text-properties officeooo:rsid="00068408"/>
    </style:style>
    <style:style style:name="T94" style:family="text">
      <style:text-properties officeooo:rsid="000a2311"/>
    </style:style>
    <style:style style:name="T95" style:family="text">
      <style:text-properties fo:font-size="9.60000038146973pt" fo:font-weight="normal" officeooo:rsid="000d9590" style:font-weight-asian="normal" style:font-weight-complex="normal"/>
    </style:style>
    <style:style style:name="T96" style:family="text">
      <style:text-properties fo:font-size="9.60000038146973pt" fo:font-weight="normal" officeooo:rsid="0014311f" style:font-weight-asian="normal" style:font-weight-complex="normal"/>
    </style:style>
    <style:style style:name="T97" style:family="text">
      <style:text-properties fo:font-size="9.60000038146973pt" fo:font-weight="bold" officeooo:rsid="000d9590" style:font-weight-asian="bold" style:font-weight-complex="bold"/>
    </style:style>
    <style:style style:name="T98" style:family="text">
      <style:text-properties fo:font-size="9.60000038146973pt" fo:font-style="italic" fo:font-weight="normal" officeooo:rsid="000d9590" style:font-style-asian="italic" style:font-weight-asian="normal" style:font-style-complex="italic" style:font-weight-complex="normal"/>
    </style:style>
    <style:style style:name="T99" style:family="text">
      <style:text-properties officeooo:rsid="00162af2"/>
    </style:style>
    <style:style style:name="T100" style:family="text">
      <style:text-properties style:font-name="Times New Roman1" officeooo:rsid="00075d88" style:font-name-asian="宋体1"/>
    </style:style>
    <style:style style:name="T101" style:family="text">
      <style:text-properties style:font-name="Times New Roman1" officeooo:rsid="0015fd5a" style:font-name-asian="宋体1"/>
    </style:style>
    <style:style style:name="T102" style:family="text">
      <style:text-properties style:font-name="Times New Roman1" officeooo:rsid="00068408" style:font-name-asian="宋体1"/>
    </style:style>
    <style:style style:name="T103" style:family="text">
      <style:text-properties style:font-name="Times New Roman1" fo:font-weight="bold" officeooo:rsid="0010bbed" style:font-name-asian="宋体1" style:font-weight-asian="bold" style:font-weight-complex="bold"/>
    </style:style>
    <style:style style:name="T104" style:family="text">
      <style:text-properties style:font-name="Times New Roman1" fo:font-size="10pt" officeooo:rsid="00068408" style:font-name-asian="宋体1" style:font-size-asian="10pt" style:font-name-complex="FreeSans2" style:font-size-complex="10pt"/>
    </style:style>
    <style:style style:name="T105" style:family="text">
      <style:text-properties style:font-name="Times New Roman1" fo:font-size="10pt" officeooo:rsid="00116f76" style:font-name-asian="宋体1" style:font-size-asian="10pt" style:font-name-complex="FreeSans2" style:font-size-complex="10pt"/>
    </style:style>
    <style:style style:name="T106" style:family="text">
      <style:text-properties style:text-outline="false" style:text-line-through-style="none" style:font-name="Times New Roman1" fo:font-size="10pt" fo:font-style="normal" fo:text-shadow="none" style:text-underline-style="none" fo:font-weight="bold" officeooo:rsid="00068408" style:font-name-asian="宋体1" style:font-size-asian="10pt" style:font-style-asian="normal" style:font-weight-asian="bold" style:font-name-complex="FreeSans2" style:font-size-complex="10pt" style:font-weight-complex="bold" style:text-emphasize="none"/>
    </style:style>
    <style:style style:name="T107" style:family="text">
      <style:text-properties style:text-outline="false" style:text-line-through-style="none" style:font-name="Times New Roman1" fo:font-size="10pt" fo:font-style="normal" fo:text-shadow="none" style:text-underline-style="none" fo:font-weight="bold" officeooo:rsid="0010bbed" style:font-name-asian="宋体1" style:font-size-asian="10pt" style:font-style-asian="normal" style:font-weight-asian="bold" style:font-name-complex="FreeSans2" style:font-size-complex="10pt" style:font-weight-complex="bold" style:text-emphasize="none"/>
    </style:style>
    <style:style style:name="T108" style:family="text">
      <style:text-properties style:text-outline="false" style:text-line-through-style="none" style:font-name="Times New Roman1" fo:font-size="10pt" fo:font-style="normal" fo:text-shadow="none" style:text-underline-style="none" fo:font-weight="normal" officeooo:rsid="00068408" style:font-name-asian="宋体1" style:font-size-asian="10pt" style:font-style-asian="normal" style:font-weight-asian="normal" style:font-name-complex="FreeSans2" style:font-size-complex="10pt" style:text-emphasize="none"/>
    </style:style>
    <style:style style:name="T109" style:family="text">
      <style:text-properties officeooo:rsid="0015fd5a"/>
    </style:style>
    <style:style style:name="T110" style:family="text">
      <style:text-properties officeooo:rsid="00127b36"/>
    </style:style>
    <style:style style:name="T111" style:family="text">
      <style:text-properties fo:font-size="10pt" officeooo:rsid="00068408" style:font-size-asian="10pt" style:font-name-complex="FreeSans2" style:font-size-complex="10pt"/>
    </style:style>
    <style:style style:name="T112" style:family="text">
      <style:text-properties fo:font-size="10pt" officeooo:rsid="00116f76" style:font-size-asian="10pt" style:font-name-complex="FreeSans2" style:font-size-complex="10pt"/>
    </style:style>
    <style:style style:name="T113" style:family="text">
      <style:text-properties fo:font-size="10pt" officeooo:rsid="0027af14" style:font-size-asian="10pt" style:font-name-complex="FreeSans2" style:font-size-complex="10pt"/>
    </style:style>
    <style:style style:name="T114" style:family="text">
      <style:text-properties fo:font-size="10pt" officeooo:rsid="00e7152c" style:font-size-asian="10pt" style:font-name-complex="FreeSans2" style:font-size-complex="10pt"/>
    </style:style>
    <style:style style:name="T115" style:family="text">
      <style:text-properties fo:font-size="10pt" officeooo:rsid="00e72c05" style:font-size-asian="10pt" style:font-name-complex="FreeSans2" style:font-size-complex="10pt"/>
    </style:style>
    <style:style style:name="T116" style:family="text">
      <style:text-properties fo:font-style="italic" style:font-style-asian="italic" style:font-style-complex="italic"/>
    </style:style>
    <style:style style:name="T117" style:family="text">
      <style:text-properties officeooo:rsid="00dc3c91"/>
    </style:style>
    <style:style style:name="T118" style:family="text">
      <style:text-properties style:text-underline-style="solid" style:text-underline-width="auto" style:text-underline-color="font-color" officeooo:rsid="00e17db4"/>
    </style:style>
    <style:style style:name="T119" style:family="text">
      <style:text-properties style:text-underline-style="solid" style:text-underline-width="auto" style:text-underline-color="font-color" officeooo:rsid="00eb3db1"/>
    </style:style>
    <style:style style:name="T120" style:family="text">
      <style:text-properties officeooo:rsid="00de0d28"/>
    </style:style>
    <style:style style:name="T121" style:family="text">
      <style:text-properties officeooo:rsid="00df8778"/>
    </style:style>
    <style:style style:name="T122" style:family="text">
      <style:text-properties officeooo:rsid="00e72c05"/>
    </style:style>
    <style:style style:name="T123" style:family="text">
      <style:text-properties officeooo:rsid="00e7d1b7"/>
    </style:style>
    <style:style style:name="T124" style:family="text">
      <style:text-properties officeooo:rsid="00e9f1ef"/>
    </style:style>
    <style:style style:name="T125" style:family="text">
      <style:text-properties officeooo:rsid="00eb3db1"/>
    </style:style>
    <style:style style:name="T126" style:family="text">
      <style:text-properties officeooo:rsid="00ef7235"/>
    </style:style>
    <style:style style:name="T127" style:family="text">
      <style:text-properties officeooo:rsid="00f06ec6"/>
    </style:style>
    <style:style style:name="T128" style:family="text">
      <style:text-properties style:font-weight-complex="bold"/>
    </style:style>
    <style:style style:name="T129" style:family="text">
      <style:text-properties officeooo:rsid="00f06ec6" style:font-weight-complex="bold"/>
    </style:style>
    <style:style style:name="T130" style:family="text">
      <style:text-properties officeooo:rsid="00f26e73" style:font-weight-complex="bold"/>
    </style:style>
    <style:style style:name="T131" style:family="text">
      <style:text-properties officeooo:rsid="00f36c07" style:font-weight-complex="bold"/>
    </style:style>
    <style:style style:name="T132" style:family="text">
      <style:text-properties officeooo:rsid="00f5f492" style:font-weight-complex="bold"/>
    </style:style>
    <style:style style:name="T133" style:family="text">
      <style:text-properties officeooo:rsid="00f762f3" style:font-weight-complex="bold"/>
    </style:style>
    <style:style style:name="T134" style:family="text">
      <style:text-properties officeooo:rsid="00f36c07"/>
    </style:style>
    <style:style style:name="T135" style:family="text">
      <style:text-properties officeooo:rsid="00f45d60"/>
    </style:style>
    <style:style style:name="T136" style:family="text">
      <style:text-properties officeooo:rsid="0020c616"/>
    </style:style>
    <style:style style:name="T137" style:family="text">
      <style:text-properties officeooo:rsid="010078c8"/>
    </style:style>
    <style:style style:name="T138" style:family="text">
      <style:text-properties officeooo:rsid="0101829e"/>
    </style:style>
    <style:style style:name="T139" style:family="text">
      <style:text-properties officeooo:rsid="0101e5dc"/>
    </style:style>
    <style:style style:name="T140" style:family="text">
      <style:text-properties officeooo:rsid="0104b3d9"/>
    </style:style>
    <style:style style:name="T141" style:family="text">
      <style:text-properties officeooo:rsid="0106b661"/>
    </style:style>
    <style:style style:name="T142" style:family="text">
      <style:text-properties officeooo:rsid="011025f8"/>
    </style:style>
    <style:style style:name="T143" style:family="text">
      <style:text-properties officeooo:rsid="0110d805"/>
    </style:style>
    <style:style style:name="T144" style:family="text">
      <style:text-properties officeooo:rsid="011025f8" style:letter-kerning="true" style:font-size-complex="10.5pt"/>
    </style:style>
    <style:style style:name="T145" style:family="text">
      <style:text-properties officeooo:rsid="0113745b"/>
    </style:style>
    <style:style style:name="T146" style:family="text">
      <style:text-properties officeooo:rsid="0113b465"/>
    </style:style>
    <style:style style:name="T147" style:family="text">
      <style:text-properties officeooo:rsid="01155305"/>
    </style:style>
    <style:style style:name="T148" style:family="text">
      <style:text-properties officeooo:rsid="0116bbee"/>
    </style:style>
    <style:style style:name="T149" style:family="text">
      <style:text-properties officeooo:rsid="0118a9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一、立项依据和目标 </text:p>
      <text:p text:style-name="P40">1、本项目国内外科技创新发展概况和最新发展趋势</text:p>
      <text:p text:style-name="P3"><text:tab/><text:span text:style-name="T23">目前食源性致病菌的分析检测工作中检测时间长</text:span><text:span text:style-name="T24">、</text:span><text:span text:style-name="T23">操作繁琐</text:span><text:span text:style-name="T24">、</text:span><text:span text:style-name="T23">灵敏度不高</text:span><text:span text:style-name="T24">，</text:span><text:span text:style-name="T23">不能完全满足快速、高灵敏的技术需求。</text:span></text:p>
      <text:p text:style-name="P45"><text:span text:style-name="T2"><text:tab/>食品安全检测与评价技术已成为国际研究热点</text:span><text:span text:style-name="T10">，其中</text:span><text:span text:style-name="T2">快速、高灵敏度食源性致病菌的检测技术是该领域研究的关键内容。</text:span></text:p>
      <text:p text:style-name="P2"><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6"><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6"><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40">2、本项目研究的目的、意义（突出说明对科技、经济和社会发展的作用）</text:p>
      <text:p text:style-name="P46"/>
      <text:p text:style-name="P4"><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text:span><text:soft-page-break/><text:span text:style-name="T12">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5">，</text:span><text:span text:style-name="T13">使该库适合于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6">。</text:span></text:p>
      <text:p text:style-name="P4"><text:span text:style-name="T26"><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22"><text:s/></text:p>
      <text:p text:style-name="P40">3、本项目研究现有起点科技水平及已存在的知识产权情况</text:p>
      <text:p text:style-name="P37"><text:span text:style-name="T27"><text:tab/>如前所述</text:span><text:span text:style-name="T137">，</text:span><text:span text:style-name="T136">目前对于食源性致病菌的检测主要采用常规检测分析或免疫学检测方法</text:span><text:span text:style-name="T137">，这些方法已在实践中得到广泛应用</text:span><text:span text:style-name="T138">，但具有耗时长、成本高等缺点，难以实现快速在线检测。</text:span></text:p>
      <text:p text:style-name="P38"><text:span text:style-name="T30"><text:tab/>采用核酸适配体进行致病菌筛选在国内外有相关学术论文和专利的发表</text:span><text:span text:style-name="T139">，但尚未有进入实践阶段的产品或标准问世，</text:span><text:span text:style-name="T30">研究结果均较为孤立和分散，</text:span><text:span text:style-name="T139">因此该技术及其产物的知识产权并未受到个人或公司垄断</text:span><text:span text:style-name="T140">，</text:span><text:span text:style-name="T30">国内外也没有以适配体为基础的食源性致病菌快速检测平台的报道。因此</text:span><text:span text:style-name="T141">，</text:span><text:span text:style-name="T81">本</text:span><text:span text:style-name="T82">项目</text:span><text:span text:style-name="T81">拟研究和发展的食源性致病菌核酸适配体库是首次以适配体为基础的微生物快速检测平台，具有较好的原创性</text:span><text:span text:style-name="T83">，能填补国内外在这一领域的空白。</text:span></text:p>
      <text:p text:style-name="P65"><text:tab/></text:p>
      <text:p text:style-name="P61"/>
      <text:p text:style-name="P40">4、本项目研究国内外竞争情况及产业化前景</text:p>
      <text:p text:style-name="P39"><text:tab/><text:span text:style-name="T81">本</text:span><text:span text:style-name="T82">项目</text:span><text:span text:style-name="T81">拟研究和发展的食源性致病菌核酸适配体库是首次以适配体为基础的微生物快速检测平台，且本研究以我国当前参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40">二、研究内容</text:p>
      <text:p text:style-name="P40">1、具体研究开发内容和要点解决的关键技术问题</text:p>
      <text:p text:style-name="P47">具体研究开发内容</text:p>
      <text:p text:style-name="P7"><text:span text:style-name="T43">（</text:span>1）食源性致病菌核酸适配体的筛选和库的建立</text:p>
      <text:p text:style-name="P7"><text:span text:style-name="T31">从</text:span>常见的<text:span text:style-name="T66">12种</text:span>食源性致病菌<text:span text:style-name="T31">全细胞、致病菌表面特定分子靶标（例如膜蛋白）两个层面开展</text:span>核酸适配体的筛选<text:span text:style-name="T31">，每种致病菌得到至少</text:span><text:span text:style-name="T32">10条以上高特异性、高灵敏度的核酸适配体，从而构建成核酸适配体库</text:span><text:span text:style-name="T33">。</text:span></text:p>
      <text:p text:style-name="P8">（<text:span text:style-name="T43">2</text:span>）食源性致病菌核酸适配体的<text:span text:style-name="T34">“</text:span>靶标<text:span text:style-name="T34">-适配体结构”构效关系研究</text:span></text:p>
      <text:p text:style-name="P9"><text:span text:style-name="T34">根据上一步骤已筛选得到的</text:span>食源性致病菌核酸适配体序列<text:span text:style-name="T35">，对各序列进行一级结构进行分子相似性分析，对二级结构进行构象和能级分析，通过分子相似性分析结果对各序列进行分类</text:span><text:span text:style-name="T36">，进一步考量其结构特征，并通过分子间相互作用力分析来推断</text:span><text:span text:style-name="T34">“</text:span>靶标<text:span text:style-name="T34">-适配体结构”构效关系</text:span><text:span text:style-name="T37">，为适配子的</text:span><text:span text:style-name="T39">“</text:span><text:span text:style-name="T37">理性筛选</text:span><text:span text:style-name="T39">”建立</text:span><text:span text:style-name="T37">基础</text:span><text:span text:style-name="T38">。</text:span></text:p>
      <text:p text:style-name="P10">（<text:span text:style-name="T43">3</text:span>）食源性致病菌核酸适配体库的应用平台建设</text:p>
      <text:p text:style-name="P10"><text:soft-page-break/>根据上述研究结果对适配体库进行实际应用研究<text:span text:style-name="T40">，以已知或未知的食源性致病菌为研究目标</text:span><text:span text:style-name="T41">，</text:span><text:span text:style-name="T40">分析该库在致病菌检测过程中的库容量</text:span><text:span text:style-name="T41">、灵敏度</text:span><text:span text:style-name="T42">，</text:span><text:span text:style-name="T41">以及稳定性等参数，并根据试验结果对库中序列进行调整优化，从而得到一个可实际应用的平台。</text:span></text:p>
      <text:p text:style-name="P43"/>
      <text:p text:style-name="P49">要重点解决的关键技术问题</text:p>
      <text:p text:style-name="P50">（<text:span text:style-name="T44">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50">（<text:span text:style-name="T56">2</text:span>）如何获得某种致病菌的特异性的表面蛋白，使得以该蛋白为靶标筛选得到的适配体具有特异性（不与其它微生物表面蛋白结合）是本项目要解决的一个关键技术问题。</text:p>
      <text:p text:style-name="P51">（<text:span text:style-name="T57">3</text:span>）如何研究<text:span text:style-name="T34">“</text:span><text:span text:style-name="T58">靶标</text:span><text:span text:style-name="T34">-适配体结构”这一构效关系，从而得出其中内在规律以指导适配体的理性筛选，是本项目要解决的一个关键技术问题。</text:span></text:p>
      <text:p text:style-name="P52"/>
      <text:p text:style-name="P40">2、项目的特色和创新之处</text:p>
      <text:p text:style-name="P11">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2">（<text:span text:style-name="T59">1</text:span>）针对常见食源性致病菌，用于检测每种致病菌的特异性适配体达<text:span text:style-name="T60">10条以上，能够充分保证检测的准确性和特异性。</text:span></text:p>
      <text:p text:style-name="P12"><text:span text:style-name="T60">（</text:span><text:span text:style-name="T61">2</text:span><text:span text:style-name="T60">）采用生物信息学方法对各种致病菌的全基因组进行搜索和比对</text:span><text:span text:style-name="T62">，</text:span><text:span text:style-name="T60">确定致病菌中的特异性表面蛋白质</text:span><text:span text:style-name="T63">（酶），可以得到具有完全排他性的特异性适配体，保证检测结果的特异性。</text:span></text:p>
      <text:p text:style-name="P13"><text:span text:style-name="T63">（3）适配体库的建设</text:span><text:span text:style-name="T64">，可以实现</text:span><text:bookmark-start text:name="__DdeLink__631_1053022319"/><text:span text:style-name="T64">常见食源性致病菌</text:span><text:bookmark-end text:name="__DdeLink__631_1053022319"/><text:span text:style-name="T64">的快速检测</text:span><text:span text:style-name="T65">，无需再针对某个属或种的致病菌筛选适配体。</text:span></text:p>
      <text:p text:style-name="P14"><text:span text:style-name="T67">（4）对</text:span><text:span text:style-name="T46">“</text:span><text:span text:style-name="T45">靶标</text:span><text:span text:style-name="T46">-适配体结构”构效关系的研究可以</text:span><text:span text:style-name="T47">为适配体筛选提供理论依据，减少SELEX筛选过程中的盲目性，从而</text:span><text:span text:style-name="T46">加速</text:span><text:span text:style-name="T47">适配体筛选过程甚至进行适配体的有理化人工设计</text:span><text:span text:style-name="T48">。</text:span></text:p>
      <text:p text:style-name="P53">（5）本项目将适配体技术与发光纳米材料技术相结合以进行下游应用研究，可以为常见食源性致病菌检测提供一个可靠的系统化检测平台。</text:p>
      <text:p text:style-name="P53"/>
      <text:p text:style-name="P40">3、要达到的主要技术、经济指标及社会、经济效益</text:p>
      <text:p text:style-name="P15"><text:span text:style-name="T68">（1）针对12种参见食源性致病菌建立检测用</text:span><text:span text:style-name="T32">核酸适配体库</text:span><text:span text:style-name="T69">，</text:span><text:span text:style-name="T31">每种致病菌得到至少</text:span><text:span text:style-name="T32">10条以上高特异性、高灵敏度的核酸适配体</text:span><text:span text:style-name="T69">。</text:span></text:p>
      <text:p text:style-name="P16"><text:span text:style-name="T69">（2）研究</text:span>食源性致病菌与相应核酸适配体之间的<text:span text:style-name="T46">“</text:span><text:span text:style-name="T45">靶标</text:span><text:span text:style-name="T46">-适配体结构”构效关系</text:span><text:span text:style-name="T50">，得出靶标结构与相应适配体之间的空间构型，分析两者结合的关键结构域特征</text:span><text:span text:style-name="T51">。</text:span></text:p>
      <text:p text:style-name="P18"><text:span text:style-name="T51">（3）</text:span><text:span text:style-name="T49">为常见食源性致病菌建设一个可靠的系统化检测平台</text:span><text:span text:style-name="T53">。</text:span></text:p>
      <text:p text:style-name="P20"><text:span text:style-name="T53">（4）</text:span><text:span text:style-name="T45">研制</text:span><text:span text:style-name="T55">1种新型检测装备，研制</text:span><text:span text:style-name="T54">3种</text:span><text:span text:style-name="T45">食源性致病菌新型快速检测产品</text:span><text:span text:style-name="T49">。</text:span></text:p>
      <text:p text:style-name="P17"><text:span text:style-name="T52">（</text:span><text:span text:style-name="T53">5</text:span><text:span text:style-name="T52">）发表</text:span>高档次SCI论文3-5篇<text:span text:style-name="T70">，</text:span>申请国家发明专利3-4个<text:span text:style-name="T70">，</text:span>参与制订或修改国家、行业标准1项以上。</text:p>
      <text:p text:style-name="P19"><text:span text:style-name="T71">（</text:span><text:span text:style-name="T72">6</text:span><text:span text:style-name="T71">）本项目研究的结果以及形成的新方法或新产品能够</text:span><text:span text:style-name="T2">形成一批具有自主知识产权和国际竞争力的检测新技术</text:span><text:span text:style-name="T74">，</text:span>在涉及食源性致病菌检测的质检、商检<text:span text:style-name="T73">、</text:span>检验检疫、海关、公安等部门得到广泛应用<text:span text:style-name="T73">，对于</text:span><text:span text:style-name="T2">促进我国食品</text:span><text:soft-page-break/><text:span text:style-name="T2">安全战略体系的建设具有重要现实意义。</text:span></text:p>
      <text:p text:style-name="P1"/>
      <text:p text:style-name="P1"><text:span text:style-name="T3">三、研究试验方法、技术路线以及工艺流程</text:span> </text:p>
      <text:p text:style-name="P21"/>
      <text:p text:style-name="P21"/>
      <text:p text:style-name="P40">四、工作基础和条件 </text:p>
      <text:p text:style-name="P41">1、承担单位概况（人员、资产、业务与管理状况），拥有知识产权状况（包括本项目已有知识产权状况）</text:p>
      <text:p text:style-name="P24"><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75">、</text:span>“十一五”攻关项目等在内的国家、部省市科研项目<text:span text:style-name="T28">1000余项</text:span>。共获国家、省部级以上科技奖励<text:span text:style-name="T84">3</text:span>00余项，<text:span text:style-name="T28">其中国家技术发明和科技进步二等奖5项。</text:span><text:span text:style-name="T77">20</text:span><text:span text:style-name="T78">12</text:span><text:span text:style-name="T77">年，学校科研经费总量达到</text:span><text:span text:style-name="T80"> 4.442</text:span><text:span text:style-name="T77">亿元；国际三大检索收录论文</text:span><text:span text:style-name="T78">1479</text:span><text:span text:style-name="T77">篇，其中SCIE、EI论文</text:span><text:span text:style-name="T78">1441</text:span><text:span text:style-name="T77">篇；申请专利</text:span><text:span text:style-name="T79">4230项</text:span><text:span text:style-name="T77">，</text:span><text:span text:style-name="T79">授权专利2570项，</text:span>申请和授权专利数在全国高校中一直名列前茅。</text:p>
      <text:p text:style-name="P23"><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59"><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3"><text:tab/>此外，江南大学食品学院、食品科学与技术国家重点实验室自“十五”以来，承担了大量食品安全领域的国家、省部级科研项目，在食品安全检测技术和产品开发领域发表研究论文<text:span text:style-name="T85">200余</text:span>篇，申报国家发明专利<text:span text:style-name="T76">3</text:span><text:span text:style-name="T85">8</text:span><text:span text:style-name="T76">0</text:span><text:soft-page-break/><text:span text:style-name="T76">余</text:span>项，已获得授权国家发明专利<text:span text:style-name="T86">100余</text:span>项。</text:p>
      <text:p text:style-name="P40">2、本项目现有研究工作基础（包括与本项目研究有关的主要论文、专著情况，小试或中试情况，现有装备条件等）</text:p>
      <text:p text:style-name="P25"><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0">本研究组独特的生物大分子磁分离富集、上转换荧光纳米探针技术，这种集</text:span><text:span text:style-name="T87">3种技术为</text:span><text:span text:style-name="T30">一体的检测方法能够大大促进病原菌和毒素的快速检测效率。</text:span></text:p>
      <text:p text:style-name="P33"><text:span text:style-name="T88"><text:tab/>申请人在研究中发现，目前通过SELEX方法筛选针对食源性致病菌的适配体存在一定的盲目性和重复性，使得筛选过程较长，而筛选得到的适配体也存在结合效率不高、与非靶标菌有交叉反应等问题。因此，基于核酸适配体实现常见食源性致病菌的快速检测需要在当前的适配体筛选技术上进一步创新。我们从分子生物学文库技术得到启发，探讨了建立</text:span><text:span text:style-name="T9">食源性致病菌核酸适配体库的可行性，并在此基础上进行了初步的实验验证。目前，我们已针对副溶血性弧菌、无乳链球菌、单增李斯特菌等致病菌筛选得到了多条核酸适配体，建立相关致病菌核酸适配体库的条件已经具备，这一项目的开展可以克服当前筛选过程中存在的诸多问题，并为今后适配体的理性设计和计算机辅助筛选创造条件。</text:span></text:p>
      <text:p text:style-name="P25"><text:span text:style-name="T30"><text:tab/>目前，本研究组已</text:span>发表多篇相关主题的SCI论文，申报了多项国家发明专利。</text:p>
      <text:p text:style-name="P66"/>
      <text:p text:style-name="P66">部分与本项目直接相关的SCI论文发表</text:p>
      <text:p text:style-name="P29"><text:span text:style-name="T89">（1）</text:span><text:span text:style-name="T90">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90"> 2012, 84:6263</text:span><text:span text:style-name="T91">-</text:span><text:span text:style-name="T90">6270. </text:span><text:span text:style-name="T92">(IF 5.856)</text:span></text:p>
      <text:p text:style-name="P26"><text:span text:style-name="T89">（2）</text:span><text:span text:style-name="T93">Shijia Wu, Nuo Duan, Xiaoyuan Ma, Yu Xia, Zhouping Wang* and Hongxin Wang. Simultaneous detection of enterovirus 71 and coxsackievirus A16 using dual-colour upconversion luminescent nanoparticles as labels. </text:span><text:span text:style-name="T5">Chem. Comm.,</text:span><text:span text:style-name="T93"> 2012, 48 (40):4866</text:span><text:span text:style-name="T91">-</text:span><text:span text:style-name="T93">4868. </text:span><text:span text:style-name="T92">(IF </text:span><text:span text:style-name="T94">6.169</text:span><text:span text:style-name="T92">)</text:span></text:p>
      <text:p text:style-name="P26"><text:span text:style-name="T89">（3）</text:span><text:span text:style-name="Strong_20_Emphasis"><text:span text:style-name="T95">Nuo Duan, Shijia Wu, Changqing Zhu, Xiaoyuan Ma, Zhouping Wang*, Ye Yu, and Yuan Jiang. Dual-color upconversion fluorescence and aptamer-functionalized magnetic nanoparticles-based bioassay for the simultaneous detection of </text:span></text:span><text:span text:style-name="Strong_20_Emphasis"><text:span text:style-name="T98">Salmonella Typhimurium</text:span></text:span><text:span text:style-name="Strong_20_Emphasis"><text:span text:style-name="T95"> and </text:span></text:span><text:span text:style-name="Strong_20_Emphasis"><text:span text:style-name="T98">Staphylococcus aureus</text:span></text:span><text:span text:style-name="Strong_20_Emphasis"><text:span text:style-name="T95">. </text:span></text:span><text:span text:style-name="Strong_20_Emphasis"><text:span text:style-name="T97">Anal. Chim. Acta.,</text:span></text:span><text:span text:style-name="Strong_20_Emphasis"><text:span text:style-name="T95"> 2012, 723:1-6. (IF 4.</text:span></text:span><text:span text:style-name="Strong_20_Emphasis"><text:span text:style-name="T96">555</text:span></text:span><text:span text:style-name="Strong_20_Emphasis"><text:span text:style-name="T95">)</text:span></text:span></text:p>
      <text:p text:style-name="P54"><text:span text:style-name="T91">（4）</text:span>Nuo Duan, Shijia Wu, Xiujuan Chen, Yukun Huang, Zhouping Wang*. Selection and identification of a DNA aptamer targeted to <text:span text:style-name="T116">Vibrio parahaemolyticus</text:span>. <text:span text:style-name="T3">J. Agr. Food Chem.,</text:span> 2012, 60:4034-4038. <text:span text:style-name="T99">(IF 2.823)</text:span></text:p>
      <text:p text:style-name="P60"><text:span text:style-name="T100">（</text:span><text:span text:style-name="T101">5</text:span><text:span text:style-name="T100">）</text:span><text:span text:style-name="T102">Shijia Wu, Nuo Duan, Changqing Zhu, Xiaoyuan Ma, Miao Wang and Zhouping Wang*. Magnetic nanobead-based immunoassay for the simultaneous detection of aflatoxin B1 and ochratoxin A using upconversion nanoparticles as multicolor labels. </text:span><text:span text:style-name="T103">B</text:span><text:span text:style-name="T106">iosens. </text:span><text:span text:style-name="T107">B</text:span><text:span text:style-name="T106">ioelectron.</text:span><text:span text:style-name="T108">, </text:span><text:span text:style-name="T104">2011, 30:35-42 (IF 5.</text:span><text:span text:style-name="T105">602</text:span><text:span text:style-name="T104">)</text:span></text:p>
      <text:p text:style-name="P27"><text:span text:style-name="T89">（</text:span><text:span text:style-name="T109">6</text:span><text:span text:style-name="T89">）</text:span><text:span text:style-name="T117">Shijia Wu, Nuo Duan, Zhouping Wang*, and Hongxin Wang. Aptamer-functionalized magnetic nanoparticles-based bioassay for the detection of ochratoxin A using upconversion nanoparticles as label. </text:span><text:span text:style-name="T7">Analyst</text:span><text:span text:style-name="T117">, 2011, 136 (11):2306-2314. (IF 3.913)</text:span></text:p>
      <text:p text:style-name="P26"><text:span text:style-name="T89">（</text:span><text:span text:style-name="T109">7</text:span><text:span text:style-name="T89">）</text:span>Xiaoyuan Ma, Weiping Qian*. Phenolic acid induced growth of gold nanoshells precursor composites and their application in antioxidant capacity assay. <text:span text:style-name="T3">Biosens. Bioelectron.</text:span>, 2010, 26 (3):1049-1055. (IF 5.<text:span text:style-name="T110">602</text:span>)</text:p>
      <text:p text:style-name="P26"><text:span text:style-name="T89">（</text:span><text:span text:style-name="T109">8</text:span><text:span text:style-name="T89">）</text:span>Hui Li, Xiaoyuan Ma, Jian Dong, Weiping Qian*. Development of methodology based on the formation process of gold nanoshells for detecting hydrogen peroxide scavenging activity. <text:span text:style-name="T3">Anal. Chem.</text:span>, 2009, 81 (21):8916-8922. (<text:span text:style-name="T92">IF 5.856</text:span>)</text:p>
      <text:p text:style-name="P5"><text:soft-page-break/><text:span text:style-name="T89">（</text:span><text:span text:style-name="T109">9</text:span><text:span text:style-name="T89">）</text:span><text:span text:style-name="T9">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9">, 2011, 30 (1):35-42. (</text:span><text:span text:style-name="T111">IF 5.</text:span><text:span text:style-name="T112">602</text:span><text:span text:style-name="T9">)</text:span></text:p>
      <text:p text:style-name="P26"><text:span text:style-name="T89">（</text:span><text:span text:style-name="T109">10</text:span><text:span text:style-name="T89">）</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09">778</text:span>)</text:p>
      <text:p text:style-name="P34"/>
      <text:p text:style-name="P36"><text:span text:style-name="T118">项目申请人发表的其他</text:span><text:span text:style-name="T119">相关</text:span><text:span text:style-name="T118">论文</text:span></text:p>
      <text:p text:style-name="P35"><text:span text:style-name="T113">Xia, Y., Chen, W., Fu, X., Zhang, H., Yang, S., &amp; Ding, X. (2005). Construction of an integrative food-grade expression system for Bacillus subtilis. Food Research International, 38(3), 251-256. </text:span><text:span text:style-name="T115">(</text:span><text:span text:style-name="T114">IF 3.150</text:span><text:span text:style-name="T115">)</text:span></text:p>
      <text:p text:style-name="P62">Xia, Y., Chen, W., Zhao, J., Tian, F., Zhang, H., &amp; Ding, X. (2007). Construction of a new food-grade expression system for Bacillus subtilis based on theta replication plasmids and auxotrophic complementation. Applied microbiology and biotechnology, 76(3), 643-50. <text:span text:style-name="T122">(IF 3.425)</text:span></text:p>
      <text:p text:style-name="P62"/>
      <text:p text:style-name="P62">Xia, Y., Zhao, J., Chen, H., Liu, X., Wang, Y., Tian, F., Zhang, H.P., Zhang H., &amp; Chen W. (2010). Extracellular secretion in Bacillus subtilis of a cytoplasmic thermostable β-galactosidase from Geobacillus stearothermophilus. Journal of dairy science, 93(7), 2838-45. <text:span text:style-name="T123">(IF 2.564)</text:span></text:p>
      <text:p text:style-name="P62"/>
      <text:p text:style-name="P62">Chen, W., Chen, H., Xia, Y., Yang, J., Zhao, J., Tian, F., Zhang, H. P., &amp; Zhang H. (2009). Immobilization of recombinant thermostable beta-galactosidase from Bacillus stearothermophilus for lactose hydrolysis in milk. Journal of dairy science, 92(2), 491-8. <text:span text:style-name="T123">(IF 2.564)</text:span></text:p>
      <text:p text:style-name="P62"/>
      <text:p text:style-name="P64">Chen, W., Chen, H., Xia, Y., Zhao, J., Tian, F., &amp; Zhang, H. (2008). Production, purification, and characterization of a potential thermostable galactosidase for milk lactose hydrolysis from Bacillus stearothermophilus. Journal of dairy science, 91(5), 1751-8. <text:span text:style-name="T123">(IF 2.564)</text:span></text:p>
      <text:p text:style-name="P62"/>
      <text:p text:style-name="P64">Dong, Y.-N., Liu, X.-M., Chen, H., Xia, Y., Zhang, H., Zhang, H., &amp; Chen, W. (2011). Enhancement of the hydrolysis activity of β-galactosidase from Geobacillus stearothermophilus by saturation mutagenesis. Journal of dairy science, 94(3), 1176-1184. <text:span text:style-name="T123">(IF 2.564)</text:span></text:p>
      <text:p text:style-name="P62"/>
      <text:p text:style-name="P62">夏雨, 弓紫丰, 成玉梁, 赵莹, 孙震. (2011). 信号肽编码序列库的构建及对耐热乳糖酶的分泌. 食品与机械, 27(6), 15-18.</text:p>
      <text:p text:style-name="P62"/>
      <text:p text:style-name="P62">张灏, 夏雨, 傅晓燕, 陈卫, 丁霄霖. (2003). 耐热b-半乳糖苷酶基因bgaB在枯草芽胞杆菌中的整合表达. 无锡轻工大学学报, 22(6), 1-4.</text:p>
      <text:p text:style-name="P62"/>
      <text:p text:style-name="P63">高翠芳, 吴小俊, 田丰伟, 夏雨, 陈卫. (2010). 一种表征蛋白质可分泌性的结构融合度特征. <text:span text:style-name="T124">生物工程学报</text:span>, 26(5)<text:span text:style-name="T124">:</text:span>687-<text:span text:style-name="T125">6</text:span>95. </text:p>
      <text:p text:style-name="P67"/>
      <text:p text:style-name="P67">部分与本项目直接相关的发明专利申请</text:p>
      <text:p text:style-name="P68">（1）王周平，王鑫，段诺，吴世嘉，夏雨，马小媛. 一组特异性识别无乳链球菌的寡核苷酸适配子（申请号：201210570202.0）</text:p>
      <text:p text:style-name="P68">（2） 王周平，王鑫，段诺，吴世嘉，夏雨，马小媛. 一组特异性识别化脓链球菌的寡核苷酸适配子（申请号：201210570205.4）</text:p>
      <text:p text:style-name="P68">（3） 王周平，袁京磊，俞晔，段诺，吴世嘉，夏雨，马小媛. 一种基于适配体识别的鼠伤寒沙门氏菌可视化检测方法（申请号：201210552781.6） </text:p>
      <text:p text:style-name="P68">（4）王周平，段诺，吴世嘉，马小媛，夏雨. 一种利用适配体识别量子点标记结合流式细胞术同时检测两种致病菌的方法（申请号：201210570201.6） </text:p>
      <text:p text:style-name="P30"><text:span text:style-name="T120">（5）王周平，吴世嘉，段诺，马小媛，夏雨. 一种基于荧光共振能量转移检测伏马菌素B1的方法（申请号：</text:span><text:soft-page-break/><text:span text:style-name="T120">201210570159.8） </text:span></text:p>
      <text:p text:style-name="P68">（6）王周平，段诺，吴世嘉. 一种特异性识别副溶血性弧菌的寡核苷酸适配子及应用（申请号：201110291377.3）</text:p>
      <text:p text:style-name="P68">（7）王周平，段诺，吴世嘉. 一种特异性识别鼠伤寒沙门氏菌的寡核苷酸适配子及应用（申请号：201110291363.1） </text:p>
      <text:p text:style-name="P69">（8）王周平，王文凤，段诺，吴世嘉，夏雨，马小媛. 一组特异性识别黄曲霉毒素B2的寡核苷酸适配子（申请号：201210370139.6）</text:p>
      <text:p text:style-name="P31"><text:span text:style-name="T121">（9）</text:span><text:span text:style-name="T120"> 王周平，王文凤，段诺，吴世嘉，夏雨，马小媛. 一组特异性识别黄曲霉毒素B1的寡核苷酸适配子（申请号：201210370140.6） </text:span></text:p>
      <text:p text:style-name="P31"><text:span text:style-name="T121">（10）</text:span><text:span text:style-name="T120">王周平，夏雨，弓紫丰. 一种丙酮酸磷酸双激酶重组表达菌株的构建方法及其应用（申请号：201210014850.8）</text:span></text:p>
      <text:p text:style-name="P48">获奖</text:p>
      <text:p text:style-name="P28">首届亚洲食品装备论坛优秀论文一等奖<text:span text:style-name="T126">，2011.</text:span></text:p>
      <text:p text:style-name="P28"/>
      <text:p text:style-name="P40">3、项目负责人以往承担国家、省级等各类科技计划项目完成情况（立项年度、项目编号、项目名称、计划类别、完成时间、完成效果）</text:p>
      <text:p text:style-name="P55">（1）<text:span text:style-name="T134">2011-201</text:span><text:span text:style-name="T135">3</text:span><text:span text:style-name="T134">，</text:span>国家自然科学基金项目<text:span text:style-name="T127">“</text:span><text:span text:style-name="T128">耐热β-半乳糖苷酶在枯草芽孢杆菌中分泌效率的限制因素研究</text:span><text:span text:style-name="T129">”</text:span><text:span text:style-name="T131">，</text:span><text:span text:style-name="T130">No. 31000752，正在进行</text:span></text:p>
      <text:p text:style-name="P56"><text:span text:style-name="T128">（2）</text:span><text:span text:style-name="T132">2008-2011，</text:span><text:span text:style-name="T128">江苏省自然科学基金项目“枯草芽孢杆菌Tat分泌途径中蛋白质前体加工效率的限制因素研究”，No. BK2008103，</text:span><text:span text:style-name="T132">2011年</text:span><text:span text:style-name="T128">已通过结题验收</text:span><text:span text:style-name="T132">（超额完成）</text:span></text:p>
      <text:p text:style-name="P57"><text:span text:style-name="T132">（3）</text:span><text:span text:style-name="T133">2009-2011，教育部博士点新教师基金项目“食品酶在枯草芽孢杆菌中以Tat途径分泌时前体加工效率的影响因素”，N</text:span><text:span text:style-name="T128">o. 200802951022</text:span><text:span text:style-name="T133">，2011年已结题</text:span></text:p>
      <text:p text:style-name="P58">（4）2006-2010，“十一五”863计划项目“枯草芽孢杆菌多适性食品级表达系统构建及分泌途径改造”，No. 2006AA10Z318，2010年已通过结题验收（参与研究）</text:p>
      <text:p text:style-name="P75">（5）2011-2013，张家港科技局项目“食源性致病微生物现场快速可视化与高通量检测技术及产品研究”，正在进行</text:p>
      <text:p text:style-name="P44">4、项目实施具备的人才队伍、经费配套投入能力及科技服务管理能力</text:p>
      <text:p text:style-name="P32">(1) 人才队伍</text:p>
      <text:p text:style-name="P32"><text:span text:style-name="T28">项目研究团队共有9人，其中正教授1名，副教授2名，高级工程师2名，博士生3名，硕士生2名。</text:span>学科背景包括食品营养与安全、食品微生物检验、食品科学、纳米科学、分析化学、食品安全检测等多个领域，是一支富有活力的研究团队。</text:p>
      <text:p text:style-name="P32"><text:s/></text:p>
      <text:p text:style-name="P70">项目负责人一：</text:p>
      <text:p text:style-name="P70"/>
      <text:p text:style-name="P73"><text:span text:style-name="T8">项目负责人二：</text:span></text:p>
      <text:p text:style-name="P74"><text:span text:style-name="T8"><text:tab/></text:span><text:span text:style-name="T142">王周平，男，1974年生，2004年获分析化学博士学位，2004-2006年在清华大学化学系从事博士后研究工作，现为江南大学食品学院副院长、教授、博士生导师，</text:span><text:span text:style-name="T144">国家食品安全风险监测委员会委员，</text:span><text:span text:style-name="T143">国家食品药品监</text:span><text:soft-page-break/><text:span text:style-name="T143">督管理局首批餐饮服务食品安全专家，江苏省食品安全标准审评专家，江苏省科技咨询专家，无锡出入境检验检疫局特约研究员，江苏省食品科学与技术学会秘书长，国际期刊</text:span><text:span text:style-name="T149">Clinical Chemistry、Biosensors and Bioelectronics、Talanta、Analyst、Analytica Chimica Acta、Luminescence、Journal of Agricultural and Food Chemistry、Food Chemistry等特约审稿人</text:span><text:span text:style-name="T143">。</text:span></text:p>
      <text:p text:style-name="P73"><text:span text:style-name="T142"><text:tab/>具有多年食品安全检测和发光分析科研经历，熟悉食品安全检测、发光分析技术、纳米探针技术及微生物培养筛选工作，目前主要研究方向为食品安全检测和纳米生物分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45">70余</text:span><text:span text:style-name="T142">篇，其中SCI论文55篇，国际刊物邀请综述1篇，</text:span><text:span text:style-name="T29">论文单次最高他引×××次</text:span><text:span text:style-name="T142">，申报国家发明专利</text:span><text:span text:style-name="T146">21</text:span><text:span text:style-name="T142">项,获中国分析测试协会科学技术一等奖1项。指导博士研究生</text:span><text:span text:style-name="T146">4</text:span><text:span text:style-name="T142">名，硕士研究生</text:span><text:span text:style-name="T147">1</text:span><text:span text:style-name="T148">6</text:span><text:span text:style-name="T142">名。</text:span></text:p>
      <text:p text:style-name="P72"><text:span text:style-name="T8">项目组主要成员：</text:span></text:p>
      <text:p text:style-name="P72">马小媛，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JH09-34)、国家自然科学基金面上项目（20475009）等的研究工作，已发表和录用SCI收录论文10余篇，获中国发明专利授权1项。</text:p>
      <text:p text:style-name="P71"><text:span text:style-name="T142"></text:span></text:p>
      <text:p text:style-name="P42">5、本项目实施可能对环境的影响及预防治理方案</text:p>
      <text:p text:style-name="P32"><text:tab/>本项目实施不涉及对环境造成影响</text:p>
      <text:p text:style-name="P40">五、项目研究预期成效及效益（重点是能提交的具有自主知识产权的创新性成果、高新技术产品、新样机、新设备、新品种、计算机软件、技术标准，以及在成果转化中可能产生的效益）</text:p>
      <text:p text:style-name="P32"><text:tab/>发表高档次SCI收录论文3-5篇，申请国家发明专利3-4个，研制检测新产品3种，新型检测装备1种，参与制订或修改国家、行业标准1项以上，提交详细研究报告1份。</text:p>
      <text:p text:style-name="P20"><text:span text:style-name="T71"><text:tab/>本项目研究的结果以及形成的新方法或新产品能够</text:span><text:span text:style-name="T2">形成一批具有自主知识产权和国际竞争力的检测新技术</text:span><text:span text:style-name="T74">，能够</text:span>在涉及食源性致病菌检测的质检、商检<text:span text:style-name="T73">、</text:span>检验检疫、海关、公安等部门得到广泛应用<text:span text:style-name="T73">，对于</text:span><text:span text:style-name="T2">促进我国食品安全战略体系的建设具有重要现实意义。</text:span></text:p>
      <text:p text:style-name="P40">六、计划进度安排与考核指标</text:p>
      <text:p text:style-name="P32">1. 计划进度</text:p>
      <text:p text:style-name="P32"/>
      <text:p text:style-name="P32"/>
      <text:p text:style-name="P32">2. 考核指标</text:p>
      <text:p text:style-name="P32"><text:tab/>发表高档次SCI收录论文3-5篇，申请国家发明专利3-4个，研制检测新产品3种，新型检测装备1种，参与制订或修改国家、行业标准1项以上，提交详细研究报告1份。</text:p>
      <text:p text:style-name="P1">有关附件</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楷体_GB2312" svg:font-family="楷体_GB2312" style:font-family-generic="moder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9T10:36:52</dc:date>
    <meta:editing-duration>PT15H54M39S</meta:editing-duration>
    <meta:editing-cycles>139</meta:editing-cycles>
    <meta:document-statistic meta:table-count="0" meta:image-count="0" meta:object-count="0" meta:page-count="11" meta:paragraph-count="124" meta:word-count="12129" meta:character-count="16756" meta:non-whitespace-character-count="16088"/>
  </office:meta>
</office:document-meta>
</file>